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39in" style:rel-column-width="10538*"/>
    </style:style>
    <style:style style:name="Table1.B" style:family="table-column">
      <style:table-column-properties style:column-width="0.8333in" style:rel-column-width="7883*"/>
    </style:style>
    <style:style style:name="Table1.C" style:family="table-column">
      <style:table-column-properties style:column-width="2.6042in" style:rel-column-width="24637*"/>
    </style:style>
    <style:style style:name="Table1.D" style:family="table-column">
      <style:table-column-properties style:column-width="2.3757in" style:rel-column-width="224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position="super 58%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23<text:span text:style-name="T1">rd</text:span> To Mar 30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11">
            <text:p text:style-name="P5">11</text:p>
          </table:table-cell>
          <table:table-cell table:style-name="Table1.A2" office:value-type="string">
            <text:p text:style-name="P4"><text:s text:c="2"/>- <text:s/>Reworked tiles and clearings so that they could support sound and warning chits</text:p>
            <text:p text:style-name="P4"/>
            <text:p text:style-name="P4"><text:s/>- Placed all supported sound/warning chits and monsters on the board </text:p>
            <text:p text:style-name="P4"/>
            <text:p text:style-name="P4"><text:s/>- Implemented the placement of chits on a specific tile or clearing for cheatmode (cheatmode is finished now)</text:p>
            <text:p text:style-name="P4"/>
            <text:p text:style-name="P4"><text:s/>- Created and placed images for lost city and lost castle onto the board</text:p>
            <text:p text:style-name="P4"/>
            <text:p text:style-name="P4"><text:s/>- Added a victory points UI that allows users to select victory points when they choose characters</text:p>
            <text:p text:style-name="P4"/>
            <text:p text:style-name="P4">- Implemented victory points so that a player wins the game when their points are acheived</text:p>
            <text:p text:style-name="P4"/>
            <text:p text:style-name="P4">- Implemented random placement of chits within cheatmode (randomize button)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3-30T14:17:25.06</dc:date>
    <meta:editing-duration>PT1H20M48S</meta:editing-duration>
    <meta:editing-cycles>34</meta:editing-cycles>
    <meta:generator>OpenOffice/4.0.1$Win32 OpenOffice.org_project/401m5$Build-9714</meta:generator>
    <meta:document-statistic meta:table-count="2" meta:image-count="0" meta:object-count="0" meta:page-count="1" meta:paragraph-count="21" meta:word-count="143" meta:character-count="841"/>
  </office:meta>
</office:document-meta>
</file>